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.is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doubleToLongBit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compareTo( java . lang .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u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isNa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is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doubleToRawLongBits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toString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parseDoub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isInfinit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Doub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longBitsToDouble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